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106" officeooo:paragraph-rsid="00103106"/>
    </style:style>
    <style:style style:name="P2" style:family="paragraph" style:parent-style-name="Standard">
      <style:text-properties officeooo:paragraph-rsid="00103106"/>
    </style:style>
    <style:style style:name="P3" style:family="paragraph" style:parent-style-name="Text_20_body">
      <style:text-properties officeooo:rsid="00103106" officeooo:paragraph-rsid="00103106"/>
    </style:style>
    <style:style style:name="P4" style:family="paragraph" style:parent-style-name="Text_20_body">
      <style:text-properties officeooo:rsid="00103106" officeooo:paragraph-rsid="001056c1"/>
    </style:style>
    <style:style style:name="P5" style:family="paragraph" style:parent-style-name="Text_20_body">
      <style:text-properties fo:font-weight="bold" officeooo:rsid="00103106" officeooo:paragraph-rsid="00103106" style:font-weight-asian="bold" style:font-weight-complex="bold"/>
    </style:style>
    <style:style style:name="P6" style:family="paragraph" style:parent-style-name="Text_20_body">
      <style:text-properties fo:font-weight="bold" officeooo:rsid="001056c1" officeooo:paragraph-rsid="001056c1" style:font-weight-asian="bold" style:font-weight-complex="bold"/>
    </style:style>
    <style:style style:name="T1" style:family="text">
      <style:text-properties fo:font-variant="normal" fo:text-transform="none" fo:color="#121212" style:font-name="proxima-nova" fo:letter-spacing="normal" fo:font-style="normal" fo:font-weight="bold"/>
    </style:style>
    <style:style style:name="T2" style:family="text">
      <style:text-properties fo:font-variant="normal" fo:text-transform="none" fo:color="#121212" style:font-name="proxima-nova" fo:letter-spacing="normal" fo:font-style="normal" fo:font-weight="bold" officeooo:rsid="00103106"/>
    </style:style>
    <style:style style:name="T3" style:family="text">
      <style:text-properties officeooo:rsid="00105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ekcija </text:span><text:span text:style-name="T1">5. The Basics of Git &amp; GitHub</text:span></text:p>
      <text:p text:style-name="P2"/>
      <text:p text:style-name="P1"><text:span text:style-name="T1"/></text:p>
      <text:p text:style-name="P3">Sa Git softverom smo se već upoznali u lekciji 2 ( i nadam se da ga imamo instaliranog na našem računaru).</text:p>
      <text:p text:style-name="P3">Za pošetak ćemo se upoznati sa nekim Git operacijama. Za to je potrebno da otvorimo komandni shell ( Git bash, Terminal i sl. ).</text:p>
      <text:p text:style-name="P5">Konfigurisanje git-a:</text:p>
      <text:p text:style-name="P3">&gt; git config <text:s/>- - global user.name “Milan Popovic” <text:s/>// ime vlasnika</text:p>
      <text:p text:style-name="P3">&gt; git config - -global user.email <text:a xlink:type="simple" xlink:href="mailto:myroadtocode@gmail.com">myroadtocode@gmail.com</text:a> // email vlasnika</text:p>
      <text:p text:style-name="P5">Inicijalizacija git-a:</text:p>
      <text:p text:style-name="P3">Pozicionirajte se u folder čije fajlove želite da “verzionirate” ( na primer u folder Code/fitl-app-basic )</text:p>
      <text:p text:style-name="P3">Code/fitl-app-basic&gt; git init</text:p>
      <text:p text:style-name="P5">Dodavanje fajla za verzioniranje:</text:p>
      <text:p text:style-name="P3">Code/fitl-app-basic&gt; git add ime_fajla <text:s/>(ili git add . <text:s text:c="2"/>za sve fajlove iz foldera )</text:p>
      <text:p text:style-name="P6">Resetovanje fajlova za verzioniranje ( prije komita ):</text:p>
      <text:p text:style-name="P4">Code/fitl-app-basic&gt; git <text:span text:style-name="T3">reset</text:span></text:p>
      <text:p text:style-name="P6">Provera git statusa:</text:p>
      <text:p text:style-name="P4">Code/fitl-app-basic&gt; <text:span text:style-name="T3">git status</text:span></text:p>
      <text:p text:style-name="P5">Komit ( dodavanje u repozitorijum)</text:p>
      <text:p text:style-name="P4">Code/fitl-app-basic&gt; <text:span text:style-name="T3">git commit -m “Poruka uz komit koja objašnjava razlog revizije”</text:span></text:p>
      <text:p text:style-name="P6">Istorija promena:</text:p>
      <text:p text:style-name="P4">Code/fitl-app-basic&gt; git <text:span text:style-name="T3">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7:22:44.448045522</meta:creation-date>
    <dc:date>2016-02-12T07:46:11.290165090</dc:date>
    <meta:editing-duration>PT7M5S</meta:editing-duration>
    <meta:editing-cycles>1</meta:editing-cycles>
    <meta:document-statistic meta:table-count="0" meta:image-count="0" meta:object-count="0" meta:page-count="1" meta:paragraph-count="19" meta:word-count="154" meta:character-count="1006" meta:non-whitespace-character-count="866"/>
    <meta:generator>LibreOffice/4.2.8.2$Linux_X86_64 LibreOffice_project/420m0$Build-2</meta:generator>
  </office:meta>
</office:document-meta>
</file>